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, g</text:p>
          </table:table-cell>
          <table:table-cell office:value-type="string" calcext:value-type="string">
            <text:p>t1, s</text:p>
          </table:table-cell>
          <table:table-cell office:value-type="string" calcext:value-type="string">
            <text:p>t2, s</text:p>
          </table:table-cell>
          <table:table-cell office:value-type="string" calcext:value-type="string">
            <text:p>t3, s</text:p>
          </table:table-cell>
          <table:table-cell office:value-type="string" calcext:value-type="string">
            <text:p>t4, s</text:p>
          </table:table-cell>
          <table:table-cell office:value-type="string" calcext:value-type="string">
            <text:p>t_average, s</text:p>
          </table:table-cell>
          <table:table-cell office:value-type="string" calcext:value-type="string">
            <text:p>a, ms^-2</text:p>
          </table:table-cell>
          <table:table-cell office:value-type="string" calcext:value-type="string">
            <text:p>I, kg.m^2</text:p>
          </table:table-cell>
          <table:table-cell office:value-type="string" calcext:value-type="string">
            <text:p>R, mm</text:p>
          </table:table-cell>
          <table:table-cell office:value-type="string" calcext:value-type="string">
            <text:p>d, m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723" calcext:value-type="float">
            <text:p>3.723</text:p>
          </table:table-cell>
          <table:table-cell office:value-type="float" office:value="3.944" calcext:value-type="float">
            <text:p>3.944</text:p>
          </table:table-cell>
          <table:table-cell office:value-type="float" office:value="3.894" calcext:value-type="float">
            <text:p>3.894</text:p>
          </table:table-cell>
          <table:table-cell office:value-type="float" office:value="3.691" calcext:value-type="float">
            <text:p>3.691</text:p>
          </table:table-cell>
          <table:table-cell table:formula="of:=AVERAGE([.B2:.E2])" office:value-type="float" office:value="3.813" calcext:value-type="float">
            <text:p>3.813</text:p>
          </table:table-cell>
          <table:table-cell table:formula="of:=2*[.J$2]/1000/([.F2]^2)" office:value-type="float" office:value="0.0426440141663415" calcext:value-type="float">
            <text:p>0.042644014166342</text:p>
          </table:table-cell>
          <table:table-cell table:formula="of:=[.A2]/1000*([.I$2]/1000)^2*(9.81*[.F2]^2-2*[.J$2]/1000)/(2*[.J$2]/1000)" office:value-type="float" office:value="0.00530258183085383" calcext:value-type="float">
            <text:p>0.005302581830854</text:p>
          </table:table-cell>
          <table:table-cell table:formula="of:=(41+8/10)/2" office:value-type="float" office:value="20.9" calcext:value-type="float">
            <text:p>20.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698" calcext:value-type="float">
            <text:p>2.698</text:p>
          </table:table-cell>
          <table:table-cell office:value-type="float" office:value="2.702" calcext:value-type="float">
            <text:p>2.702</text:p>
          </table:table-cell>
          <table:table-cell office:value-type="float" office:value="2.674" calcext:value-type="float">
            <text:p>2.674</text:p>
          </table:table-cell>
          <table:table-cell office:value-type="float" office:value="2.735" calcext:value-type="float">
            <text:p>2.735</text:p>
          </table:table-cell>
          <table:table-cell table:formula="of:=AVERAGE([.B3:.E3])" office:value-type="float" office:value="2.70225" calcext:value-type="float">
            <text:p>2.70225</text:p>
          </table:table-cell>
          <table:table-cell table:formula="of:=2*[.J$2]/1000/([.F3]^2)" office:value-type="float" office:value="0.084906441275671" calcext:value-type="float">
            <text:p>0.084906441275671</text:p>
          </table:table-cell>
          <table:table-cell table:formula="of:=[.A3]/1000*([.I$2]/1000)^2*(9.81*[.F3]^2-2*[.J$2]/1000)/(2*[.J$2]/1000)" office:value-type="float" office:value="0.00465295305021969" calcext:value-type="float">
            <text:p>0.0046529530502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249" calcext:value-type="float">
            <text:p>2.249</text:p>
          </table:table-cell>
          <table:table-cell office:value-type="float" office:value="2.221" calcext:value-type="float">
            <text:p>2.221</text:p>
          </table:table-cell>
          <table:table-cell office:value-type="float" office:value="2.214" calcext:value-type="float">
            <text:p>2.214</text:p>
          </table:table-cell>
          <table:table-cell office:value-type="float" office:value="2.241" calcext:value-type="float">
            <text:p>2.241</text:p>
          </table:table-cell>
          <table:table-cell table:formula="of:=AVERAGE([.B4:.E4])" office:value-type="float" office:value="2.23125" calcext:value-type="float">
            <text:p>2.23125</text:p>
          </table:table-cell>
          <table:table-cell table:formula="of:=2*[.J$2]/1000/([.F4]^2)" office:value-type="float" office:value="0.124536088945382" calcext:value-type="float">
            <text:p>0.124536088945382</text:p>
          </table:table-cell>
          <table:table-cell table:formula="of:=[.A4]/1000*([.I$2]/1000)^2*(9.81*[.F4]^2-2*[.J$2]/1000)/(2*[.J$2]/1000)" office:value-type="float" office:value="0.00451824126698045" calcext:value-type="float">
            <text:p>0.0045182412669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89" calcext:value-type="float">
            <text:p>1.89</text:p>
          </table:table-cell>
          <table:table-cell office:value-type="float" office:value="1.857" calcext:value-type="float">
            <text:p>1.857</text:p>
          </table:table-cell>
          <table:table-cell office:value-type="float" office:value="1.872" calcext:value-type="float">
            <text:p>1.872</text:p>
          </table:table-cell>
          <table:table-cell office:value-type="float" office:value="1.91" calcext:value-type="float">
            <text:p>1.91</text:p>
          </table:table-cell>
          <table:table-cell table:formula="of:=AVERAGE([.B5:.E5])" office:value-type="float" office:value="1.88225" calcext:value-type="float">
            <text:p>1.88225</text:p>
          </table:table-cell>
          <table:table-cell table:formula="of:=2*[.J$2]/1000/([.F5]^2)" office:value-type="float" office:value="0.174999608808838" calcext:value-type="float">
            <text:p>0.174999608808838</text:p>
          </table:table-cell>
          <table:table-cell table:formula="of:=[.A5]/1000*([.I$2]/1000)^2*(9.81*[.F5]^2-2*[.J$2]/1000)/(2*[.J$2]/1000)" office:value-type="float" office:value="0.00416057479823814" calcext:value-type="float">
            <text:p>0.004160574798238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706" calcext:value-type="float">
            <text:p>1.706</text:p>
          </table:table-cell>
          <table:table-cell office:value-type="float" office:value="1.701" calcext:value-type="float">
            <text:p>1.701</text:p>
          </table:table-cell>
          <table:table-cell office:value-type="float" office:value="1.759" calcext:value-type="float">
            <text:p>1.759</text:p>
          </table:table-cell>
          <table:table-cell office:value-type="float" office:value="1.714" calcext:value-type="float">
            <text:p>1.714</text:p>
          </table:table-cell>
          <table:table-cell table:formula="of:=AVERAGE([.B6:.E6])" office:value-type="float" office:value="1.72" calcext:value-type="float">
            <text:p>1.72</text:p>
          </table:table-cell>
          <table:table-cell table:formula="of:=2*[.J$2]/1000/([.F6]^2)" office:value-type="float" office:value="0.209572742022715" calcext:value-type="float">
            <text:p>0.209572742022715</text:p>
          </table:table-cell>
          <table:table-cell table:formula="of:=[.A6]/1000*([.I$2]/1000)^2*(9.81*[.F6]^2-2*[.J$2]/1000)/(2*[.J$2]/1000)" office:value-type="float" office:value="0.00426214225995019" calcext:value-type="float">
            <text:p>0.00426214225995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style-name="ce1" table:formula="of:=AVERAGE([.H2:.H6])" office:value-type="float" office:value="0.00457929864124846" calcext:value-type="float">
            <text:p>4.58E-03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.2957in" svg:height="3.5394in" svg:x="4.5598in" svg:y="2.2224in">
            <draw:object draw:notify-on-update-of-ranges="Sheet2.B2:Sheet2.B6 Sheet2.K2:Sheet2.K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, g</text:p>
          </table:table-cell>
          <table:table-cell office:value-type="string" calcext:value-type="string">
            <text:p>r, m</text:p>
          </table:table-cell>
          <table:table-cell office:value-type="string" calcext:value-type="string">
            <text:p>r, cm</text:p>
          </table:table-cell>
          <table:table-cell office:value-type="string" calcext:value-type="string">
            <text:p>t1, s</text:p>
          </table:table-cell>
          <table:table-cell office:value-type="string" calcext:value-type="string">
            <text:p>t2, s</text:p>
          </table:table-cell>
          <table:table-cell office:value-type="string" calcext:value-type="string">
            <text:p>t3, s</text:p>
          </table:table-cell>
          <table:table-cell office:value-type="string" calcext:value-type="string">
            <text:p>t4, s</text:p>
          </table:table-cell>
          <table:table-cell office:value-type="string" calcext:value-type="string">
            <text:p>t_average, s</text:p>
          </table:table-cell>
          <table:table-cell office:value-type="string" calcext:value-type="string">
            <text:p>a, ms^-2</text:p>
          </table:table-cell>
          <table:table-cell office:value-type="string" calcext:value-type="string">
            <text:p>I, kg.m^2</text:p>
          </table:table-cell>
          <table:table-cell office:value-type="string" calcext:value-type="string">
            <text:p>I_new, kg m ^-2</text:p>
          </table:table-cell>
          <table:table-cell office:value-type="string" calcext:value-type="string">
            <text:p>R, mm</text:p>
          </table:table-cell>
          <table:table-cell office:value-type="string" calcext:value-type="string">
            <text:p>d, mm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C2]/100"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office:value-type="float" office:value="5.641" calcext:value-type="float">
            <text:p>5.641</text:p>
          </table:table-cell>
          <table:table-cell office:value-type="float" office:value="5.667" calcext:value-type="float">
            <text:p>5.667</text:p>
          </table:table-cell>
          <table:table-cell office:value-type="float" office:value="5.7" calcext:value-type="float">
            <text:p>5.7</text:p>
          </table:table-cell>
          <table:table-cell office:value-type="float" office:value="5.725" calcext:value-type="float">
            <text:p>5.725</text:p>
          </table:table-cell>
          <table:table-cell table:formula="of:=AVERAGE([.D2:.G2])" office:value-type="float" office:value="5.68325" calcext:value-type="float">
            <text:p>5.68325</text:p>
          </table:table-cell>
          <table:table-cell table:formula="of:=2*[.M$2]/1000/([.H2]^2)" office:value-type="float" office:value="0.0191954442770969" calcext:value-type="float">
            <text:p>0.019195444277097</text:p>
          </table:table-cell>
          <table:table-cell table:formula="of:=[.A2]/1000*([.L$2]/1000)^2*(9.81*[.H2]^2-2*[.M$2]/1000)/(2*[.M$2]/1000)" office:value-type="float" office:value="0.0474561376043673" calcext:value-type="float">
            <text:p>0.047456137604367</text:p>
          </table:table-cell>
          <table:table-cell table:formula="of:=[.J2]-4.58/1000" office:value-type="float" office:value="0.0428761376043673" calcext:value-type="float">
            <text:p>0.042876137604367</text:p>
          </table:table-cell>
          <table:table-cell table:formula="of:=(41+8/10)/2" office:value-type="float" office:value="20.9" calcext:value-type="float">
            <text:p>20.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C3]/100"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4.674" calcext:value-type="float">
            <text:p>4.674</text:p>
          </table:table-cell>
          <table:table-cell office:value-type="float" office:value="4.601" calcext:value-type="float">
            <text:p>4.601</text:p>
          </table:table-cell>
          <table:table-cell office:value-type="float" office:value="4.509" calcext:value-type="float">
            <text:p>4.509</text:p>
          </table:table-cell>
          <table:table-cell office:value-type="float" office:value="4.667" calcext:value-type="float">
            <text:p>4.667</text:p>
          </table:table-cell>
          <table:table-cell table:formula="of:=AVERAGE([.D3:.G3])" office:value-type="float" office:value="4.61275" calcext:value-type="float">
            <text:p>4.61275</text:p>
          </table:table-cell>
          <table:table-cell table:formula="of:=2*[.M$2]/1000/([.H3]^2)" office:value-type="float" office:value="0.0291388128720154" calcext:value-type="float">
            <text:p>0.029138812872015</text:p>
          </table:table-cell>
          <table:table-cell table:formula="of:=[.A3]/1000*([.L$2]/1000)^2*(9.81*[.H3]^2-2*[.M$2]/1000)/(2*[.M$2]/1000)" office:value-type="float" office:value="0.0312303906375262" calcext:value-type="float">
            <text:p>0.031230390637526</text:p>
          </table:table-cell>
          <table:table-cell table:formula="of:=[.J3]-4.58/1000" office:value-type="float" office:value="0.0266503906375262" calcext:value-type="float">
            <text:p>0.02665039063752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C4]/100" office:value-type="float" office:value="0.15" calcext:value-type="float">
            <text:p>0.15</text:p>
          </table:table-cell>
          <table:table-cell office:value-type="float" office:value="15" calcext:value-type="float">
            <text:p>15</text:p>
          </table:table-cell>
          <table:table-cell office:value-type="float" office:value="4.071" calcext:value-type="float">
            <text:p>4.071</text:p>
          </table:table-cell>
          <table:table-cell office:value-type="float" office:value="4.209" calcext:value-type="float">
            <text:p>4.209</text:p>
          </table:table-cell>
          <table:table-cell office:value-type="float" office:value="4.254" calcext:value-type="float">
            <text:p>4.254</text:p>
          </table:table-cell>
          <table:table-cell office:value-type="float" office:value="4.162" calcext:value-type="float">
            <text:p>4.162</text:p>
          </table:table-cell>
          <table:table-cell table:formula="of:=AVERAGE([.D4:.G4])" office:value-type="float" office:value="4.174" calcext:value-type="float">
            <text:p>4.174</text:p>
          </table:table-cell>
          <table:table-cell table:formula="of:=2*[.M$2]/1000/([.H4]^2)" office:value-type="float" office:value="0.035586624847408" calcext:value-type="float">
            <text:p>0.035586624847408</text:p>
          </table:table-cell>
          <table:table-cell table:formula="of:=[.A4]/1000*([.L$2]/1000)^2*(9.81*[.H4]^2-2*[.M$2]/1000)/(2*[.M$2]/1000)" office:value-type="float" office:value="0.0255550113213258" calcext:value-type="float">
            <text:p>0.025555011321326</text:p>
          </table:table-cell>
          <table:table-cell table:formula="of:=[.J4]-4.58/1000" office:value-type="float" office:value="0.0209750113213258" calcext:value-type="float">
            <text:p>0.02097501132132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C5]/10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.803" calcext:value-type="float">
            <text:p>2.803</text:p>
          </table:table-cell>
          <table:table-cell office:value-type="float" office:value="2.676" calcext:value-type="float">
            <text:p>2.676</text:p>
          </table:table-cell>
          <table:table-cell office:value-type="float" office:value="2.81" calcext:value-type="float">
            <text:p>2.81</text:p>
          </table:table-cell>
          <table:table-cell office:value-type="float" office:value="2.847" calcext:value-type="float">
            <text:p>2.847</text:p>
          </table:table-cell>
          <table:table-cell table:formula="of:=AVERAGE([.D5:.G5])" office:value-type="float" office:value="2.784" calcext:value-type="float">
            <text:p>2.784</text:p>
          </table:table-cell>
          <table:table-cell table:formula="of:=2*[.M$2]/1000/([.H5]^2)" office:value-type="float" office:value="0.0799932289602325" calcext:value-type="float">
            <text:p>0.079993228960233</text:p>
          </table:table-cell>
          <table:table-cell table:formula="of:=[.A5]/1000*([.L$2]/1000)^2*(9.81*[.H5]^2-2*[.M$2]/1000)/(2*[.M$2]/1000)" office:value-type="float" office:value="0.0113170201859357" calcext:value-type="float">
            <text:p>0.011317020185936</text:p>
          </table:table-cell>
          <table:table-cell table:formula="of:=[.J5]-4.58/1000" office:value-type="float" office:value="0.00673702018593571" calcext:value-type="float">
            <text:p>0.00673702018593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C6]/100"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2.651" calcext:value-type="float">
            <text:p>2.651</text:p>
          </table:table-cell>
          <table:table-cell office:value-type="float" office:value="2.402" calcext:value-type="float">
            <text:p>2.402</text:p>
          </table:table-cell>
          <table:table-cell office:value-type="float" office:value="2.466" calcext:value-type="float">
            <text:p>2.466</text:p>
          </table:table-cell>
          <table:table-cell office:value-type="float" office:value="2.475" calcext:value-type="float">
            <text:p>2.475</text:p>
          </table:table-cell>
          <table:table-cell table:formula="of:=AVERAGE([.D6:.G6])" office:value-type="float" office:value="2.4985" calcext:value-type="float">
            <text:p>2.4985</text:p>
          </table:table-cell>
          <table:table-cell table:formula="of:=2*[.M$2]/1000/([.H6]^2)" office:value-type="float" office:value="0.0993191472217731" calcext:value-type="float">
            <text:p>0.099319147221773</text:p>
          </table:table-cell>
          <table:table-cell table:formula="of:=[.A6]/1000*([.L$2]/1000)^2*(9.81*[.H6]^2-2*[.M$2]/1000)/(2*[.M$2]/1000)" office:value-type="float" office:value="0.00909680478010863" calcext:value-type="float">
            <text:p>0.009096804780109</text:p>
          </table:table-cell>
          <table:table-cell table:formula="of:=[.J6]-4.58/1000" office:value-type="float" office:value="0.00451680478010863" calcext:value-type="float">
            <text:p>0.0045168047801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09:46:00.380516579</meta:creation-date>
    <meta:generator>LibreOffice/6.4.7.2$Linux_X86_64 LibreOffice_project/40$Build-2</meta:generator>
    <dc:date>2021-12-13T10:56:03.171991043</dc:date>
    <meta:editing-duration>PT18M1S</meta:editing-duration>
    <meta:editing-cycles>3</meta:editing-cycles>
    <meta:document-statistic meta:table-count="2" meta:cell-count="1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8.991cm" xlink:href=".." xlink:type="simple" chart:class="chart:scatter" chart:style-name="ch1">
        <chart:legend chart:legend-position="end" svg:x="11.87cm" svg:y="3.947cm" style:legend-expansion="high" chart:style-name="ch2"/>
        <chart:plot-area chart:style-name="ch3" table:cell-range-address="Sheet2.B2:Sheet2.B6 Sheet2.K2:Sheet2.K6" svg:x="0.319cm" svg:y="0.179cm" svg:width="11.232cm" svg:height="8.633cm">
          <chartooo:coordinate-region svg:x="1.417cm" svg:y="0.379cm" svg:width="9.802cm" svg:height="7.786cm"/>
          <chart:axis chart:dimension="x" chart:name="primary-x" chart:style-name="ch4"/>
          <chart:axis chart:dimension="y" chart:name="primary-y" chart:style-name="ch4"/>
          <chart:series chart:style-name="ch5" chart:values-cell-range-address="Sheet2.K2:Sheet2.K6" chart:class="chart:scatter">
            <chart:domain table:cell-range-address="Sheet2.B2:Sheet2.B6"/>
            <chart:regression-curve chart:style-name="ch6">
              <chart:equation chart:display-equation="true" chart:display-r-square="false"/>
            </chart:regression-curve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2.B2:Sheet2.B6</svg:desc>
                </draw:g>
              </table:table-cell>
              <table:table-cell office:value-type="float" office:value="0.0428761376043673">
                <text:p>0.0428761376043673</text:p>
                <draw:g>
                  <svg:desc>Sheet2.K2:Sheet2.K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266503906375262">
                <text:p>0.0266503906375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.0209750113213258">
                <text:p>0.0209750113213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00673702018593571">
                <text:p>0.00673702018593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00451680478010863">
                <text:p>0.00451680478010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